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24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1Z93"/>SURAT KEPUTUSAN</text:p>
      <text:p text:style-name="P9">No. / 422 / 454 /Adm.Sek</text:p>
      <text:p text:style-name="P10"/>
      <text:p text:style-name="P11">Berdasarkan :</text:p>
      <text:list xml:id="list59132828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FIRMAN DANU ASMARA</text:span></text:p>
      <text:p text:style-name="P13"><text:span text:style-name="T2"><text:tab/><text:tab/>Tempat, Tanggal Lahir<text:tab/>: Serang, 08-09-2002</text:span></text:p>
      <text:p text:style-name="P13"><text:span text:style-name="T2"><text:tab/><text:tab/>NISN<text:tab/><text:tab/><text:tab/><text:tab/>: 0025810856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1Z9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1Z9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1Z93"/><text:bookmark-end text:name="_Hlk481362583MailMergeMark2020-05-06T04:09:11Z9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48.697806721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1" meta:character-count="11195" meta:non-whitespace-character-count="980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